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523" table:style-name="ce1">
            <text:p>1523</text:p>
          </table:table-cell>
          <table:table-cell office:value-type="float" office:value="568" table:style-name="ce1">
            <text:p>568</text:p>
          </table:table-cell>
          <table:table-cell office:value-type="float" office:value="270" table:style-name="ce1">
            <text:p>270</text:p>
          </table:table-cell>
          <table:table-cell office:value-type="float" office:value="168" table:style-name="ce1">
            <text:p>168</text:p>
          </table:table-cell>
          <table:table-cell office:value-type="float" office:value="142" table:style-name="ce1">
            <text:p>142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table:number-columns-repeated="16375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7116" table:style-name="ce1">
            <text:p>7116</text:p>
          </table:table-cell>
          <table:table-cell office:value-type="float" office:value="2393" table:style-name="ce1">
            <text:p>2393</text:p>
          </table:table-cell>
          <table:table-cell office:value-type="float" office:value="1180" table:style-name="ce1">
            <text:p>1180</text:p>
          </table:table-cell>
          <table:table-cell office:value-type="float" office:value="678" table:style-name="ce1">
            <text:p>678</text:p>
          </table:table-cell>
          <table:table-cell office:value-type="float" office:value="567" table:style-name="ce1">
            <text:p>567</text:p>
          </table:table-cell>
          <table:table-cell office:value-type="float" office:value="291" table:style-name="ce1">
            <text:p>291</text:p>
          </table:table-cell>
          <table:table-cell office:value-type="float" office:value="234" table:style-name="ce1">
            <text:p>234</text:p>
          </table:table-cell>
          <table:table-cell office:value-type="float" office:value="172" table:style-name="ce1">
            <text:p>17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formula="of:=[.$B$2] / [.B2]" table:style-name="ce1">
            <text:p>1</text:p>
          </table:table-cell>
          <table:table-cell office:value-type="float" office:value="2.681338028169014" table:formula="of:=[.$B$2] / [.C2]" table:style-name="ce1">
            <text:p>2,681338028</text:p>
          </table:table-cell>
          <table:table-cell office:value-type="float" office:value="5.6407407407407408" table:formula="of:=[.$B$2] / [.D2]" table:style-name="ce1">
            <text:p>5,640740741</text:p>
          </table:table-cell>
          <table:table-cell office:value-type="float" office:value="9.0654761904761898" table:formula="of:=[.$B$2] / [.E2]" table:style-name="ce1">
            <text:p>9,06547619</text:p>
          </table:table-cell>
          <table:table-cell office:value-type="float" office:value="10.725352112676056" table:formula="of:=[.$B$2] / [.F2]" table:style-name="ce1">
            <text:p>10,72535211</text:p>
          </table:table-cell>
          <table:table-cell office:value-type="float" office:value="15.23" table:formula="of:=[.$B$2] / [.G2]" table:style-name="ce1">
            <text:p>15,23</text:p>
          </table:table-cell>
          <table:table-cell office:value-type="float" office:value="18.349397590361445" table:formula="of:=[.$B$2] / [.H2]" table:style-name="ce1">
            <text:p>18,34939759</text:p>
          </table:table-cell>
          <table:table-cell office:value-type="float" office:value="31.729166666666668" table:formula="of:=[.$B$2] / [.I2]" table:style-name="ce1">
            <text:p>31,7291666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formula="of:=[.$B$3] / [.B3]" table:style-name="ce1">
            <text:p>1</text:p>
          </table:table-cell>
          <table:table-cell office:value-type="float" office:value="2.9736732135394903" table:formula="of:=[.$B$3] / [.C3]" table:style-name="ce1">
            <text:p>2,973673214</text:p>
          </table:table-cell>
          <table:table-cell office:value-type="float" office:value="6.0305084745762709" table:formula="of:=[.$B$3] / [.D3]" table:style-name="ce1">
            <text:p>6,030508475</text:p>
          </table:table-cell>
          <table:table-cell office:value-type="float" office:value="10.495575221238939" table:formula="of:=[.$B$3] / [.E3]" table:style-name="ce1">
            <text:p>10,49557522</text:p>
          </table:table-cell>
          <table:table-cell office:value-type="float" office:value="12.550264550264551" table:formula="of:=[.$B$3] / [.F3]" table:style-name="ce1">
            <text:p>12,55026455</text:p>
          </table:table-cell>
          <table:table-cell office:value-type="float" office:value="24.453608247422679" table:formula="of:=[.$B$3] / [.G3]" table:style-name="ce1">
            <text:p>24,45360825</text:p>
          </table:table-cell>
          <table:table-cell office:value-type="float" office:value="30.410256410256409" table:formula="of:=[.$B$3] / [.H3]" table:style-name="ce1">
            <text:p>30,41025641</text:p>
          </table:table-cell>
          <table:table-cell office:value-type="float" office:value="41.372093023255815" table:formula="of:=[.$B$3] / [.I3]" table:style-name="ce1">
            <text:p>41,37209302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van K</dc:creator>
    <meta:creation-date>2024-02-19T23:06:06Z</meta:creation-date>
    <dc:date>2024-03-05T10:23:16Z</dc:date>
    <meta:editing-cycles>4</meta:editing-cycles>
    <meta:editing-duration>PT7465S</meta:editing-duration>
  </office:meta>
</office:document-meta>
</file>